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Vazirmatn" svg:font-family="Vazirmatn"/>
    <style:font-face style:name="Vazirmatn1" svg:font-family="Vazirmat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</style:style>
    <style:style style:name="P3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2" loext:opacity="100%" style:font-name="sans-serif" fo:font-size="10.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film opens with a flashback scene in which Edh is in a car with her daughter, Vanja, waiting in a traffic jam. Civilians are attacked by approaching enemies and the pair are forced out of the car.</text:p>
      <text:p text:style-name="P1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office:version="1.2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Vazirmatn" svg:font-family="Vazirmatn"/>
    <style:font-face style:name="Vazirmatn1" svg:font-family="Vazirmat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Vazirmatn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Vazirmatn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azirmatn1" style:font-family-complex="Vazirmatn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azirmatn" style:font-family-complex="Vazirmat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azirmatn" style:font-family-complex="Vazirmat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azirmatn" style:font-family-complex="Vazirmat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3-03-12T13:07:23.961576516</meta:creation-date>
    <dc:date>2023-03-12T21:17:59.151701996</dc:date>
    <meta:editing-duration>PT11M18S</meta:editing-duration>
    <meta:editing-cycles>2</meta:editing-cycles>
    <meta:document-statistic meta:table-count="0" meta:image-count="0" meta:object-count="0" meta:page-count="1" meta:paragraph-count="1" meta:word-count="38" meta:character-count="200" meta:non-whitespace-character-count="163"/>
    <meta:generator>ODFPY/1.4.1</meta:generator>
  </office:meta>
</office:document-meta>
</file>